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65in" svg:height="3.5421in" svg:x="4.889in" svg:y="1.3169in">
            <draw:object draw:notify-on-update-of-ranges="Sheet1.D2:Sheet1.D24 Sheet1.E2:Sheet1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_L</text:p>
          </table:table-cell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L</text:p>
          </table:table-cell>
          <table:table-cell office:value-type="string" calcext:value-type="string">
            <text:p>V_L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$G$4]/([.$G$2]+[.A2])-[.C2]*[.A2]/([.$G$2]+[.A2])" office:value-type="float" office:value="1.21452363120344" calcext:value-type="float">
            <text:p>1.21452363120344</text:p>
          </table:table-cell>
          <table:table-cell table:formula="of:=([.$G$4]/([.$G$2]+[.$G$3])-[.$G$5]/[.A2])/([.A2]/([.$G$2]+[.A2])-([.$G$3]+[.A2])/[.A2])" office:value-type="float" office:value="1.70286570223501" calcext:value-type="float">
            <text:p>1.70286570223501</text:p>
          </table:table-cell>
          <table:table-cell table:formula="of:=[.B2]+[.C2]" office:value-type="float" office:value="2.91738933343845" calcext:value-type="float">
            <text:p>2.91738933343845</text:p>
          </table:table-cell>
          <table:table-cell table:formula="of:=[.A2]*[.D2]" office:value-type="float" office:value="0.291738933343845" calcext:value-type="float">
            <text:p>0.291738933343845</text:p>
          </table:table-cell>
          <table:table-cell office:value-type="string" calcext:value-type="string">
            <text:p>R_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$G$4]/([.$G$2]+[.A3])-[.C3]*[.A3]/([.$G$2]+[.A3])" office:value-type="float" office:value="1.1591982096296" calcext:value-type="float">
            <text:p>1.1591982096296</text:p>
          </table:table-cell>
          <table:table-cell table:formula="of:=([.$G$4]/([.$G$2]+[.$G$3])-[.$G$5]/[.A3])/([.A3]/([.$G$2]+[.A3])-([.$G$3]+[.A3])/[.A3])" office:value-type="float" office:value="1.59964386407479" calcext:value-type="float">
            <text:p>1.59964386407479</text:p>
          </table:table-cell>
          <table:table-cell table:formula="of:=[.B3]+[.C3]" office:value-type="float" office:value="2.75884207370439" calcext:value-type="float">
            <text:p>2.75884207370439</text:p>
          </table:table-cell>
          <table:table-cell table:formula="of:=[.A3]*[.D3]" office:value-type="float" office:value="0.551768414740878" calcext:value-type="float">
            <text:p>0.551768414740878</text:p>
          </table:table-cell>
          <table:table-cell office:value-type="string" calcext:value-type="string">
            <text:p>R_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$G$4]/([.$G$2]+[.A4])-[.C4]*[.A4]/([.$G$2]+[.A4])" office:value-type="float" office:value="1.1096100620117" calcext:value-type="float">
            <text:p>1.1096100620117</text:p>
          </table:table-cell>
          <table:table-cell table:formula="of:=([.$G$4]/([.$G$2]+[.$G$3])-[.$G$5]/[.A4])/([.A4]/([.$G$2]+[.A4])-([.$G$3]+[.A4])/[.A4])" office:value-type="float" office:value="1.50649896647164" calcext:value-type="float">
            <text:p>1.50649896647164</text:p>
          </table:table-cell>
          <table:table-cell table:formula="of:=[.B4]+[.C4]" office:value-type="float" office:value="2.61610902848334" calcext:value-type="float">
            <text:p>2.61610902848334</text:p>
          </table:table-cell>
          <table:table-cell table:formula="of:=[.A4]*[.D4]" office:value-type="float" office:value="0.784832708545002" calcext:value-type="float">
            <text:p>0.784832708545002</text:p>
          </table:table-cell>
          <table:table-cell office:value-type="string" calcext:value-type="string">
            <text:p>V_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$G$4]/([.$G$2]+[.A5])-[.C5]*[.A5]/([.$G$2]+[.A5])" office:value-type="float" office:value="1.06495382753168" calcext:value-type="float">
            <text:p>1.06495382753168</text:p>
          </table:table-cell>
          <table:table-cell table:formula="of:=([.$G$4]/([.$G$2]+[.$G$3])-[.$G$5]/[.A5])/([.A5]/([.$G$2]+[.A5])-([.$G$3]+[.A5])/[.A5])" office:value-type="float" office:value="1.42183869897113" calcext:value-type="float">
            <text:p>1.42183869897113</text:p>
          </table:table-cell>
          <table:table-cell table:formula="of:=[.B5]+[.C5]" office:value-type="float" office:value="2.4867925265028" calcext:value-type="float">
            <text:p>2.4867925265028</text:p>
          </table:table-cell>
          <table:table-cell table:formula="of:=[.A5]*[.D5]" office:value-type="float" office:value="0.994717010601121" calcext:value-type="float">
            <text:p>0.994717010601121</text:p>
          </table:table-cell>
          <table:table-cell office:value-type="string" calcext:value-type="string">
            <text:p>V_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$G$4]/([.$G$2]+[.A6])-[.C6]*[.A6]/([.$G$2]+[.A6])" office:value-type="float" office:value="1.02457793806282" calcext:value-type="float">
            <text:p>1.02457793806282</text:p>
          </table:table-cell>
          <table:table-cell table:formula="of:=([.$G$4]/([.$G$2]+[.$G$3])-[.$G$5]/[.A6])/([.A6]/([.$G$2]+[.A6])-([.$G$3]+[.A6])/[.A6])" office:value-type="float" office:value="1.34438944414667" calcext:value-type="float">
            <text:p>1.34438944414667</text:p>
          </table:table-cell>
          <table:table-cell table:formula="of:=[.B6]+[.C6]" office:value-type="float" office:value="2.36896738220949" calcext:value-type="float">
            <text:p>2.36896738220949</text:p>
          </table:table-cell>
          <table:table-cell table:formula="of:=[.A6]*[.D6]" office:value-type="float" office:value="1.18448369110475" calcext:value-type="float">
            <text:p>1.1844836911047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$G$4]/([.$G$2]+[.A7])-[.C7]*[.A7]/([.$G$2]+[.A7])" office:value-type="float" office:value="0.987948640086295" calcext:value-type="float">
            <text:p>0.987948640086295</text:p>
          </table:table-cell>
          <table:table-cell table:formula="of:=([.$G$4]/([.$G$2]+[.$G$3])-[.$G$5]/[.A7])/([.A7]/([.$G$2]+[.A7])-([.$G$3]+[.A7])/[.A7])" office:value-type="float" office:value="1.2731203459044" calcext:value-type="float">
            <text:p>1.2731203459044</text:p>
          </table:table-cell>
          <table:table-cell table:formula="of:=[.B7]+[.C7]" office:value-type="float" office:value="2.26106898599069" calcext:value-type="float">
            <text:p>2.26106898599069</text:p>
          </table:table-cell>
          <table:table-cell table:formula="of:=[.A7]*[.D7]" office:value-type="float" office:value="1.35664139159441" calcext:value-type="float">
            <text:p>1.35664139159441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$G$4]/([.$G$2]+[.A8])-[.C8]*[.A8]/([.$G$2]+[.A8])" office:value-type="float" office:value="0.95462376480404" calcext:value-type="float">
            <text:p>0.95462376480404</text:p>
          </table:table-cell>
          <table:table-cell table:formula="of:=([.$G$4]/([.$G$2]+[.$G$3])-[.$G$5]/[.A8])/([.A8]/([.$G$2]+[.A8])-([.$G$3]+[.A8])/[.A8])" office:value-type="float" office:value="1.20718810008312" calcext:value-type="float">
            <text:p>1.20718810008312</text:p>
          </table:table-cell>
          <table:table-cell table:formula="of:=[.B8]+[.C8]" office:value-type="float" office:value="2.16181186488716" calcext:value-type="float">
            <text:p>2.16181186488716</text:p>
          </table:table-cell>
          <table:table-cell table:formula="of:=[.A8]*[.D8]" office:value-type="float" office:value="1.51326830542101" calcext:value-type="float">
            <text:p>1.5132683054210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$G$4]/([.$G$2]+[.A9])-[.C9]*[.A9]/([.$G$2]+[.A9])" office:value-type="float" office:value="0.924233286314541" calcext:value-type="float">
            <text:p>0.924233286314541</text:p>
          </table:table-cell>
          <table:table-cell table:formula="of:=([.$G$4]/([.$G$2]+[.$G$3])-[.$G$5]/[.A9])/([.A9]/([.$G$2]+[.A9])-([.$G$3]+[.A9])/[.A9])" office:value-type="float" office:value="1.14589615658753" calcext:value-type="float">
            <text:p>1.14589615658753</text:p>
          </table:table-cell>
          <table:table-cell table:formula="of:=[.B9]+[.C9]" office:value-type="float" office:value="2.07012944290207" calcext:value-type="float">
            <text:p>2.07012944290207</text:p>
          </table:table-cell>
          <table:table-cell table:formula="of:=[.A9]*[.D9]" office:value-type="float" office:value="1.65610355432166" calcext:value-type="float">
            <text:p>1.65610355432166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$G$4]/([.$G$2]+[.A10])-[.C10]*[.A10]/([.$G$2]+[.A10])" office:value-type="float" office:value="0.896464693850744" calcext:value-type="float">
            <text:p>0.896464693850744</text:p>
          </table:table-cell>
          <table:table-cell table:formula="of:=([.$G$4]/([.$G$2]+[.$G$3])-[.$G$5]/[.A10])/([.A10]/([.$G$2]+[.A10])-([.$G$3]+[.A10])/[.A10])" office:value-type="float" office:value="1.08866412715093" calcext:value-type="float">
            <text:p>1.08866412715093</text:p>
          </table:table-cell>
          <table:table-cell table:formula="of:=[.B10]+[.C10]" office:value-type="float" office:value="1.98512882100167" calcext:value-type="float">
            <text:p>1.98512882100167</text:p>
          </table:table-cell>
          <table:table-cell table:formula="of:=[.A10]*[.D10]" office:value-type="float" office:value="1.7866159389015" calcext:value-type="float">
            <text:p>1.78661593890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4]/([.$G$2]+[.A11])-[.C11]*[.A11]/([.$G$2]+[.A11])" office:value-type="float" office:value="0.871051835176562" calcext:value-type="float">
            <text:p>0.871051835176562</text:p>
          </table:table-cell>
          <table:table-cell table:formula="of:=([.$G$4]/([.$G$2]+[.$G$3])-[.$G$5]/[.A11])/([.A11]/([.$G$2]+[.A11])-([.$G$3]+[.A11])/[.A11])" office:value-type="float" office:value="1.03500453949359" calcext:value-type="float">
            <text:p>1.03500453949359</text:p>
          </table:table-cell>
          <table:table-cell table:formula="of:=[.B11]+[.C11]" office:value-type="float" office:value="1.90605637467016" calcext:value-type="float">
            <text:p>1.90605637467016</text:p>
          </table:table-cell>
          <table:table-cell table:formula="of:=[.A11]*[.D11]" office:value-type="float" office:value="1.90605637467016" calcext:value-type="float">
            <text:p>1.90605637467016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$G$4]/([.$G$2]+[.A12])-[.C12]*[.A12]/([.$G$2]+[.A12])" office:value-type="float" office:value="0.772310410067266" calcext:value-type="float">
            <text:p>0.772310410067266</text:p>
          </table:table-cell>
          <table:table-cell table:formula="of:=([.$G$4]/([.$G$2]+[.$G$3])-[.$G$5]/[.A12])/([.A12]/([.$G$2]+[.A12])-([.$G$3]+[.A12])/[.A12])" office:value-type="float" office:value="0.807783638388635" calcext:value-type="float">
            <text:p>0.807783638388635</text:p>
          </table:table-cell>
          <table:table-cell table:formula="of:=[.B12]+[.C12]" office:value-type="float" office:value="1.5800940484559" calcext:value-type="float">
            <text:p>1.5800940484559</text:p>
          </table:table-cell>
          <table:table-cell table:formula="of:=[.A12]*[.D12]" office:value-type="float" office:value="2.37014107268385" calcext:value-type="float">
            <text:p>2.370141072683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4]/([.$G$2]+[.A13])-[.C13]*[.A13]/([.$G$2]+[.A13])" office:value-type="float" office:value="0.708209250924872" calcext:value-type="float">
            <text:p>0.708209250924872</text:p>
          </table:table-cell>
          <table:table-cell table:formula="of:=([.$G$4]/([.$G$2]+[.$G$3])-[.$G$5]/[.A13])/([.A13]/([.$G$2]+[.A13])-([.$G$3]+[.A13])/[.A13])" office:value-type="float" office:value="0.627499009401679" calcext:value-type="float">
            <text:p>0.627499009401679</text:p>
          </table:table-cell>
          <table:table-cell table:formula="of:=[.B13]+[.C13]" office:value-type="float" office:value="1.33570826032655" calcext:value-type="float">
            <text:p>1.33570826032655</text:p>
          </table:table-cell>
          <table:table-cell table:formula="of:=[.A13]*[.D13]" office:value-type="float" office:value="2.6714165206531" calcext:value-type="float">
            <text:p>2.671416520653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$G$4]/([.$G$2]+[.A14])-[.C14]*[.A14]/([.$G$2]+[.A14])" office:value-type="float" office:value="0.667866954525637" calcext:value-type="float">
            <text:p>0.667866954525637</text:p>
          </table:table-cell>
          <table:table-cell table:formula="of:=([.$G$4]/([.$G$2]+[.$G$3])-[.$G$5]/[.A14])/([.A14]/([.$G$2]+[.A14])-([.$G$3]+[.A14])/[.A14])" office:value-type="float" office:value="0.476543170966166" calcext:value-type="float">
            <text:p>0.476543170966166</text:p>
          </table:table-cell>
          <table:table-cell table:formula="of:=[.B14]+[.C14]" office:value-type="float" office:value="1.1444101254918" calcext:value-type="float">
            <text:p>1.1444101254918</text:p>
          </table:table-cell>
          <table:table-cell table:formula="of:=[.A14]*[.D14]" office:value-type="float" office:value="2.86102531372951" calcext:value-type="float">
            <text:p>2.861025313729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4]/([.$G$2]+[.A15])-[.C15]*[.A15]/([.$G$2]+[.A15])" office:value-type="float" office:value="0.644751931170578" calcext:value-type="float">
            <text:p>0.644751931170578</text:p>
          </table:table-cell>
          <table:table-cell table:formula="of:=([.$G$4]/([.$G$2]+[.$G$3])-[.$G$5]/[.A15])/([.A15]/([.$G$2]+[.A15])-([.$G$3]+[.A15])/[.A15])" office:value-type="float" office:value="0.345136709995518" calcext:value-type="float">
            <text:p>0.345136709995518</text:p>
          </table:table-cell>
          <table:table-cell table:formula="of:=[.B15]+[.C15]" office:value-type="float" office:value="0.989888641166095" calcext:value-type="float">
            <text:p>0.989888641166095</text:p>
          </table:table-cell>
          <table:table-cell table:formula="of:=[.A15]*[.D15]" office:value-type="float" office:value="2.96966592349829" calcext:value-type="float">
            <text:p>2.96966592349829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$G$4]/([.$G$2]+[.A16])-[.C16]*[.A16]/([.$G$2]+[.A16])" office:value-type="float" office:value="0.634640744531665" calcext:value-type="float">
            <text:p>0.634640744531665</text:p>
          </table:table-cell>
          <table:table-cell table:formula="of:=([.$G$4]/([.$G$2]+[.$G$3])-[.$G$5]/[.A16])/([.A16]/([.$G$2]+[.A16])-([.$G$3]+[.A16])/[.A16])" office:value-type="float" office:value="0.227413112811527" calcext:value-type="float">
            <text:p>0.227413112811527</text:p>
          </table:table-cell>
          <table:table-cell table:formula="of:=[.B16]+[.C16]" office:value-type="float" office:value="0.862053857343192" calcext:value-type="float">
            <text:p>0.862053857343192</text:p>
          </table:table-cell>
          <table:table-cell table:formula="of:=[.A16]*[.D16]" office:value-type="float" office:value="3.01718850070117" calcext:value-type="float">
            <text:p>3.017188500701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4]/([.$G$2]+[.A17])-[.C17]*[.A17]/([.$G$2]+[.A17])" office:value-type="float" office:value="0.634648411166056" calcext:value-type="float">
            <text:p>0.634648411166056</text:p>
          </table:table-cell>
          <table:table-cell table:formula="of:=([.$G$4]/([.$G$2]+[.$G$3])-[.$G$5]/[.A17])/([.A17]/([.$G$2]+[.A17])-([.$G$3]+[.A17])/[.A17])" office:value-type="float" office:value="0.119639705713827" calcext:value-type="float">
            <text:p>0.119639705713827</text:p>
          </table:table-cell>
          <table:table-cell table:formula="of:=[.B17]+[.C17]" office:value-type="float" office:value="0.754288116879884" calcext:value-type="float">
            <text:p>0.754288116879884</text:p>
          </table:table-cell>
          <table:table-cell table:formula="of:=[.A17]*[.D17]" office:value-type="float" office:value="3.01715246751954" calcext:value-type="float">
            <text:p>3.01715246751954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$G$4]/([.$G$2]+[.A18])-[.C18]*[.A18]/([.$G$2]+[.A18])" office:value-type="float" office:value="0.642719833608202" calcext:value-type="float">
            <text:p>0.642719833608202</text:p>
          </table:table-cell>
          <table:table-cell table:formula="of:=([.$G$4]/([.$G$2]+[.$G$3])-[.$G$5]/[.A18])/([.A18]/([.$G$2]+[.A18])-([.$G$3]+[.A18])/[.A18])" office:value-type="float" office:value="0.0193283401787871" calcext:value-type="float">
            <text:p>0.0193283401787871</text:p>
          </table:table-cell>
          <table:table-cell table:formula="of:=[.B18]+[.C18]" office:value-type="float" office:value="0.662048173786989" calcext:value-type="float">
            <text:p>0.662048173786989</text:p>
          </table:table-cell>
          <table:table-cell table:formula="of:=[.A18]*[.D18]" office:value-type="float" office:value="2.97921678204145" calcext:value-type="float">
            <text:p>2.9792167820414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4]/([.$G$2]+[.A19])-[.C19]*[.A19]/([.$G$2]+[.A19])" office:value-type="float" office:value="0.657341947123314" calcext:value-type="float">
            <text:p>0.657341947123314</text:p>
          </table:table-cell>
          <table:table-cell table:formula="of:=([.$G$4]/([.$G$2]+[.$G$3])-[.$G$5]/[.A19])/([.A19]/([.$G$2]+[.A19])-([.$G$3]+[.A19])/[.A19])" office:value-type="float" office:value="-0.0752433774192297" calcext:value-type="float">
            <text:p>-0.0752433774192297</text:p>
          </table:table-cell>
          <table:table-cell table:formula="of:=[.B19]+[.C19]" office:value-type="float" office:value="0.582098569704085" calcext:value-type="float">
            <text:p>0.582098569704085</text:p>
          </table:table-cell>
          <table:table-cell table:formula="of:=[.A19]*[.D19]" office:value-type="float" office:value="2.91049284852042" calcext:value-type="float">
            <text:p>2.9104928485204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4]/([.$G$2]+[.A20])-[.C20]*[.A20]/([.$G$2]+[.A20])" office:value-type="float" office:value="0.701921761465723" calcext:value-type="float">
            <text:p>0.701921761465723</text:p>
          </table:table-cell>
          <table:table-cell table:formula="of:=([.$G$4]/([.$G$2]+[.$G$3])-[.$G$5]/[.A20])/([.A20]/([.$G$2]+[.A20])-([.$G$3]+[.A20])/[.A20])" office:value-type="float" office:value="-0.251760474613872" calcext:value-type="float">
            <text:p>-0.251760474613872</text:p>
          </table:table-cell>
          <table:table-cell table:formula="of:=[.B20]+[.C20]" office:value-type="float" office:value="0.450161286851851" calcext:value-type="float">
            <text:p>0.450161286851851</text:p>
          </table:table-cell>
          <table:table-cell table:formula="of:=[.A20]*[.D20]" office:value-type="float" office:value="2.7009677211111" calcext:value-type="float">
            <text:p>2.700967721111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4]/([.$G$2]+[.A21])-[.C21]*[.A21]/([.$G$2]+[.A21])" office:value-type="float" office:value="0.761945609208199" calcext:value-type="float">
            <text:p>0.761945609208199</text:p>
          </table:table-cell>
          <table:table-cell table:formula="of:=([.$G$4]/([.$G$2]+[.$G$3])-[.$G$5]/[.A21])/([.A21]/([.$G$2]+[.A21])-([.$G$3]+[.A21])/[.A21])" office:value-type="float" office:value="-0.416394803962275" calcext:value-type="float">
            <text:p>-0.416394803962275</text:p>
          </table:table-cell>
          <table:table-cell table:formula="of:=[.B21]+[.C21]" office:value-type="float" office:value="0.345550805245924" calcext:value-type="float">
            <text:p>0.345550805245924</text:p>
          </table:table-cell>
          <table:table-cell table:formula="of:=[.A21]*[.D21]" office:value-type="float" office:value="2.41885563672147" calcext:value-type="float">
            <text:p>2.418855636721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4]/([.$G$2]+[.A22])-[.C22]*[.A22]/([.$G$2]+[.A22])" office:value-type="float" office:value="0.83332245103147" calcext:value-type="float">
            <text:p>0.83332245103147</text:p>
          </table:table-cell>
          <table:table-cell table:formula="of:=([.$G$4]/([.$G$2]+[.$G$3])-[.$G$5]/[.A22])/([.A22]/([.$G$2]+[.A22])-([.$G$3]+[.A22])/[.A22])" office:value-type="float" office:value="-0.572899391012459" calcext:value-type="float">
            <text:p>-0.572899391012459</text:p>
          </table:table-cell>
          <table:table-cell table:formula="of:=[.B22]+[.C22]" office:value-type="float" office:value="0.260423060019012" calcext:value-type="float">
            <text:p>0.260423060019012</text:p>
          </table:table-cell>
          <table:table-cell table:formula="of:=[.A22]*[.D22]" office:value-type="float" office:value="2.08338448015209" calcext:value-type="float">
            <text:p>2.0833844801520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4]/([.$G$2]+[.A23])-[.C23]*[.A23]/([.$G$2]+[.A23])" office:value-type="float" office:value="0.913312121120253" calcext:value-type="float">
            <text:p>0.913312121120253</text:p>
          </table:table-cell>
          <table:table-cell table:formula="of:=([.$G$4]/([.$G$2]+[.$G$3])-[.$G$5]/[.A23])/([.A23]/([.$G$2]+[.A23])-([.$G$3]+[.A23])/[.A23])" office:value-type="float" office:value="-0.723597339927496" calcext:value-type="float">
            <text:p>-0.723597339927496</text:p>
          </table:table-cell>
          <table:table-cell table:formula="of:=[.B23]+[.C23]" office:value-type="float" office:value="0.189714781192757" calcext:value-type="float">
            <text:p>0.189714781192757</text:p>
          </table:table-cell>
          <table:table-cell table:formula="of:=[.A23]*[.D23]" office:value-type="float" office:value="1.70743303073481" calcext:value-type="float">
            <text:p>1.7074330307348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4]/([.$G$2]+[.A24])-[.C24]*[.A24]/([.$G$2]+[.A24])" office:value-type="float" office:value="1.00000246040482" calcext:value-type="float">
            <text:p>1.00000246040482</text:p>
          </table:table-cell>
          <table:table-cell table:formula="of:=([.$G$4]/([.$G$2]+[.$G$3])-[.$G$5]/[.A24])/([.A24]/([.$G$2]+[.A24])-([.$G$3]+[.A24])/[.A24])" office:value-type="float" office:value="-0.870003616795081" calcext:value-type="float">
            <text:p>-0.870003616795081</text:p>
          </table:table-cell>
          <table:table-cell table:formula="of:=[.B24]+[.C24]" office:value-type="float" office:value="0.129998843609736" calcext:value-type="float">
            <text:p>0.129998843609736</text:p>
          </table:table-cell>
          <table:table-cell table:formula="of:=[.A24]*[.D24]" office:value-type="float" office:value="1.29998843609736" calcext:value-type="float">
            <text:p>1.29998843609736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_L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V_L (V)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73" calcext:value-type="float">
            <text:p>2.7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6" calcext:value-type="float">
            <text:p>2.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2:32:42.681989986</meta:creation-date>
    <dc:date>2023-08-19T13:00:34.049857615</dc:date>
    <meta:editing-duration>PT27M56S</meta:editing-duration>
    <meta:editing-cycles>1</meta:editing-cycles>
    <meta:document-statistic meta:table-count="2" meta:cell-count="160" meta:object-count="1"/>
    <meta:generator>LibreOffice/7.5.5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8cm" xlink:href=".." xlink:type="simple" chart:class="chart:scatter" chart:style-name="ch1">
        <chart:legend chart:legend-position="end" svg:x="13.731cm" svg:y="4.2cm" style:legend-expansion="high" chart:style-name="ch2"/>
        <chart:plot-area chart:style-name="ch3" table:cell-range-address="Sheet1.D2:Sheet1.E24" svg:x="0.319cm" svg:y="0.179cm" svg:width="13.093cm" svg:height="8.64cm">
          <chart:coordinate-region svg:x="1.046cm" svg:y="0.379cm" svg:width="12.12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4" chart:class="chart:scatter">
            <chart:domain table:cell-range-address="Sheet1.D2:Sheet1.D24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1738933343845">
                <text:p>2.91738933343845</text:p>
                <draw:g>
                  <svg:desc>Sheet1.D2:Sheet1.D24</svg:desc>
                </draw:g>
              </table:table-cell>
              <table:table-cell office:value-type="float" office:value="0.291738933343845">
                <text:p>0.291738933343845</text:p>
                <draw:g>
                  <svg:desc>Sheet1.E2:Sheet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884207370439">
                <text:p>2.75884207370439</text:p>
              </table:table-cell>
              <table:table-cell office:value-type="float" office:value="0.551768414740878">
                <text:p>0.551768414740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1610902848334">
                <text:p>2.61610902848334</text:p>
              </table:table-cell>
              <table:table-cell office:value-type="float" office:value="0.784832708545002">
                <text:p>0.784832708545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867925265028">
                <text:p>2.4867925265028</text:p>
              </table:table-cell>
              <table:table-cell office:value-type="float" office:value="0.994717010601121">
                <text:p>0.994717010601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6896738220949">
                <text:p>2.36896738220949</text:p>
              </table:table-cell>
              <table:table-cell office:value-type="float" office:value="1.18448369110475">
                <text:p>1.18448369110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6106898599069">
                <text:p>2.26106898599069</text:p>
              </table:table-cell>
              <table:table-cell office:value-type="float" office:value="1.35664139159441">
                <text:p>1.35664139159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6181186488716">
                <text:p>2.16181186488716</text:p>
              </table:table-cell>
              <table:table-cell office:value-type="float" office:value="1.51326830542101">
                <text:p>1.51326830542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7012944290207">
                <text:p>2.07012944290207</text:p>
              </table:table-cell>
              <table:table-cell office:value-type="float" office:value="1.65610355432166">
                <text:p>1.65610355432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8512882100167">
                <text:p>1.98512882100167</text:p>
              </table:table-cell>
              <table:table-cell office:value-type="float" office:value="1.7866159389015">
                <text:p>1.7866159389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0605637467016">
                <text:p>1.90605637467016</text:p>
              </table:table-cell>
              <table:table-cell office:value-type="float" office:value="1.90605637467016">
                <text:p>1.90605637467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800940484559">
                <text:p>1.5800940484559</text:p>
              </table:table-cell>
              <table:table-cell office:value-type="float" office:value="2.37014107268385">
                <text:p>2.37014107268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3570826032655">
                <text:p>1.33570826032655</text:p>
              </table:table-cell>
              <table:table-cell office:value-type="float" office:value="2.6714165206531">
                <text:p>2.6714165206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44101254918">
                <text:p>1.1444101254918</text:p>
              </table:table-cell>
              <table:table-cell office:value-type="float" office:value="2.86102531372951">
                <text:p>2.86102531372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9888641166095">
                <text:p>0.989888641166095</text:p>
              </table:table-cell>
              <table:table-cell office:value-type="float" office:value="2.96966592349829">
                <text:p>2.96966592349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62053857343192">
                <text:p>0.862053857343192</text:p>
              </table:table-cell>
              <table:table-cell office:value-type="float" office:value="3.01718850070117">
                <text:p>3.017188500701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4288116879884">
                <text:p>0.754288116879884</text:p>
              </table:table-cell>
              <table:table-cell office:value-type="float" office:value="3.01715246751954">
                <text:p>3.01715246751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2048173786989">
                <text:p>0.662048173786989</text:p>
              </table:table-cell>
              <table:table-cell office:value-type="float" office:value="2.97921678204145">
                <text:p>2.97921678204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2098569704085">
                <text:p>0.582098569704085</text:p>
              </table:table-cell>
              <table:table-cell office:value-type="float" office:value="2.91049284852042">
                <text:p>2.91049284852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161286851851">
                <text:p>0.450161286851851</text:p>
              </table:table-cell>
              <table:table-cell office:value-type="float" office:value="2.7009677211111">
                <text:p>2.7009677211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5550805245924">
                <text:p>0.345550805245924</text:p>
              </table:table-cell>
              <table:table-cell office:value-type="float" office:value="2.41885563672147">
                <text:p>2.41885563672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0423060019012">
                <text:p>0.260423060019012</text:p>
              </table:table-cell>
              <table:table-cell office:value-type="float" office:value="2.08338448015209">
                <text:p>2.083384480152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9714781192757">
                <text:p>0.189714781192757</text:p>
              </table:table-cell>
              <table:table-cell office:value-type="float" office:value="1.70743303073481">
                <text:p>1.70743303073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9998843609736">
                <text:p>0.129998843609736</text:p>
              </table:table-cell>
              <table:table-cell office:value-type="float" office:value="1.29998843609736">
                <text:p>1.29998843609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